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</text:p>
      <text:p text:style-name="P2"/>
      <text:p text:style-name="P2">S:start_game</text:p>
      <text:p text:style-name="P2">S:map_1 + player_who_owns + … </text:p>
      <text:p text:style-name="P2">S:initial_viewed_map_no</text:p>
      <text:p text:style-name="P2">S:row_1 of viewed map</text:p>
      <text:p text:style-name="P2">S: ...</text:p>
      <text:p text:style-name="P2">S: initial_unit_map </text:p>
      <text:p text:style-name="P2">S: initial_building_list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6-28T16:07:14.75</meta:creation-date>
    <meta:generator>OpenOffice/4.1.1$Win32 OpenOffice.org_project/411m6$Build-9775</meta:generator>
    <dc:date>2015-06-28T17:23:17.38</dc:date>
    <dc:creator>Harry Martin</dc:creator>
    <meta:editing-duration>PT18M15S</meta:editing-duration>
    <meta:editing-cycles>2</meta:editing-cycles>
    <meta:document-statistic meta:table-count="0" meta:image-count="0" meta:object-count="0" meta:page-count="1" meta:paragraph-count="8" meta:word-count="18" meta:character-count="142"/>
  </office:meta>
</office:document-meta>
</file>